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ARGAS SANCHEZ, SEGUNDO HERMOGENES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VARGAS SANCHEZ, SEGUNDO HERMOGENE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6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3935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2:48:5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